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0368in" style:rel-column-width="8186*"/>
    </style:style>
    <style:style style:name="Table2.B" style:family="table-column">
      <style:table-column-properties style:column-width="1.0375in" style:rel-column-width="8191*"/>
    </style:style>
    <style:style style:name="Table2.H" style:family="table-column">
      <style:table-column-properties style:column-width="1.0389in" style:rel-column-width="820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29ced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5128" officeooo:paragraph-rsid="004269e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9cb52" officeooo:paragraph-rsid="0049cb5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bold" officeooo:rsid="004269e6" officeooo:paragraph-rsid="004269e6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officeooo:rsid="0049cb52" officeooo:paragraph-rsid="0049cb52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8bf29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8bf2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9ced8" officeooo:paragraph-rsid="0029ced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48bf29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paragraph-rsid="004269e6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fb650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bc6db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269e6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6edbf" officeooo:paragraph-rsid="004fb650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73316" officeooo:paragraph-rsid="004fb650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c0f47" officeooo:paragraph-rsid="002c0f4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cb52" officeooo:paragraph-rsid="0049cb52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9cb52" officeooo:paragraph-rsid="0049cb52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497ad8" officeooo:paragraph-rsid="00497ad8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49cb52" officeooo:paragraph-rsid="0049cb52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bc6db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05128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76d4a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f1a14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c0f47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269e6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b3c7c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fb650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05128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bc6d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9d6a9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c0f4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b3c7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ec30b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fb650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13fce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style:font-size-asian="12pt" style:font-size-complex="12pt"/>
    </style:style>
    <style:style style:name="T27" style:family="text">
      <style:text-properties style:font-name="DejaVu Sans Condensed" fo:font-size="12pt" officeooo:rsid="0026edbf" style:font-size-asian="12pt" style:font-size-complex="12pt"/>
    </style:style>
    <style:style style:name="T28" style:family="text">
      <style:text-properties style:font-name="DejaVu Sans Condensed" fo:font-size="12pt" officeooo:rsid="002a2a25" style:font-size-asian="12pt" style:font-size-complex="12pt"/>
    </style:style>
    <style:style style:name="T29" style:family="text">
      <style:text-properties style:font-name="DejaVu Sans Condensed" fo:font-size="12pt" officeooo:rsid="00497ad8" style:font-size-asian="12pt" style:font-size-complex="12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73316" style:font-weight-asian="bold" style:font-weight-complex="bold"/>
    </style:style>
    <style:style style:name="T32" style:family="text">
      <style:text-properties fo:font-weight="bold" officeooo:rsid="0047794a" style:font-weight-asian="bold" style:font-weight-complex="bold"/>
    </style:style>
    <style:style style:name="T33" style:family="text">
      <style:text-properties officeooo:rsid="00273316"/>
    </style:style>
    <style:style style:name="T34" style:family="text">
      <style:text-properties officeooo:rsid="002897a2"/>
    </style:style>
    <style:style style:name="T35" style:family="text">
      <style:text-properties officeooo:rsid="0047794a"/>
    </style:style>
    <style:style style:name="T36" style:family="text">
      <style:text-properties officeooo:rsid="0035db3e"/>
    </style:style>
    <style:style style:name="T37" style:family="text">
      <style:text-properties officeooo:rsid="004fb65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36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1"><text:span text:style-name="T19">5</text:span><text:span text:style-name="T21">0</text:span><text:span text:style-name="T23">3</text:span><text:span text:style-name="T14"> - </text:span><text:span text:style-name="T12">A/G</text:span><text:span text:style-name="T13"> - </text:span><text:span text:style-name="T16">Unguided Bombs</text:span><text:span text:style-name="T23"> </text:span><text:span text:style-name="T25">with </text:span><text:span text:style-name="T23">CCRP and Toss</text:span><text:span text:style-name="T24">/Loft bombing</text:span></text:p>
      <text:p text:style-name="P4"/>
      <text:p text:style-name="P1"><text:span text:style-name="T30">Master Arm</text:span> ... <text:span text:style-name="T30">ON</text:span></text:p>
      <text:p text:style-name="P1"><text:span text:style-name="T30">Master Mode</text:span> ... <text:span text:style-name="T30">A/G</text:span></text:p>
      <text:p text:style-name="P2"/>
      <text:p text:style-name="P10"><text:span text:style-name="T27">C</text:span><text:span text:style-name="T26">CRP bombing</text:span></text:p>
      <text:list text:style-name="L1">
        <text:list-item>
          <text:p text:style-name="P13"><text:span text:style-name="T2">On left MFD, go to </text:span><text:span text:style-name="T18">STORES</text:span><text:span text:style-name="T2"> page.</text:span></text:p>
        </text:list-item>
        <text:list-item>
          <text:p text:style-name="P16">Select unguided bombs.</text:p>
        </text:list-item>
        <text:list-item>
          <text:p text:style-name="P16">Set options:</text:p>
          <text:list>
            <text:list-item>
              <text:p text:style-name="P16"><text:span text:style-name="T30">MODE</text:span> ... <text:span text:style-name="T30">AUTO</text:span></text:p>
            </text:list-item>
            <text:list-item>
              <text:p text:style-name="P16"><text:span text:style-name="T30">MFUZ</text:span> ... use <text:span text:style-name="T31">NOSE</text:span><text:span text:style-name="T33"> or </text:span><text:span text:style-name="T30">NSTL</text:span> for most bombs, but see below</text:p>
            </text:list-item>
            <text:list-item>
              <text:p text:style-name="P16"><text:span text:style-name="T30">EFUZ</text:span> ... <text:span text:style-name="T32">As desired</text:span><text:span text:style-name="T35"> (</text:span><text:span text:style-name="T31">INST</text:span><text:span text:style-name="T33"> </text:span><text:span text:style-name="T35">recommended </text:span><text:span text:style-name="T33">for most bombs, but see below</text:span><text:span text:style-name="T37">)</text:span></text:p>
            </text:list-item>
            <text:list-item>
              <text:p text:style-name="P17"><text:span text:style-name="T30">DRAG</text:span> (if applicable) ... <text:span text:style-name="T30">FF</text:span> (Free Fall/slick) or <text:span text:style-name="T30">RET</text:span> (Retarded) as desired</text:p>
            </text:list-item>
          </text:list>
        </text:list-item>
        <text:list-item>
          <text:p text:style-name="P16"><text:span text:style-name="T33">To set ripple and interval, press </text:span><text:span text:style-name="T31">UFC</text:span><text:span text:style-name="T33"> button. <text:s/>Then on </text:span><text:span text:style-name="T34">the </text:span><text:span text:style-name="T33">UFC </text:span><text:span text:style-name="T34">itself</text:span><text:span text:style-name="T33">:</text:span></text:p>
          <text:list>
            <text:list-item>
              <text:p text:style-name="P17"><text:span text:style-name="T30">QTY</text:span> ... total number of release impulses</text:p>
            </text:list-item>
            <text:list-item>
              <text:p text:style-name="P17"><text:span text:style-name="T30">MULT</text:span> ... number of bombs to be dropped per impulse</text:p>
            </text:list-item>
            <text:list-item>
              <text:p text:style-name="P17">Total bombs dropped will be <text:span text:style-name="T30">QTY x MULT</text:span>.</text:p>
            </text:list-item>
            <text:list-item>
              <text:p text:style-name="P17"><text:span text:style-name="T30">INT</text:span> ... interval spacing in ft</text:p>
            </text:list-item>
          </text:list>
        </text:list-item>
        <text:list-item>
          <text:p text:style-name="P14"><text:span text:style-name="T3">Designate a target, either from a </text:span><text:span text:style-name="T17">waypoint</text:span><text:span text:style-name="T3"> (</text:span><text:span text:style-name="T17">WPDSG</text:span><text:span text:style-name="T3"> </text:span><text:span text:style-name="T5">OSB</text:span><text:span text:style-name="T3"> on </text:span><text:span text:style-name="T17">HSI</text:span><text:span text:style-name="T3"> </text:span><text:span text:style-name="T4">or </text:span><text:span text:style-name="T15">SA</text:span><text:span text:style-name="T3"> </text:span><text:span text:style-name="T4">page</text:span><text:span text:style-name="T3">), with </text:span><text:span text:style-name="T17">TPOD</text:span><text:span text:style-name="T3"> (see other checklist), </text:span><text:span text:style-name="T4">on </text:span><text:span text:style-name="T15">A/G radar</text:span><text:span text:style-name="T4">, </text:span><text:span text:style-name="T3">or </text:span><text:span text:style-name="T17">visually</text:span><text:span text:style-name="T10">.</text:span></text:p>
        </text:list-item>
        <text:list-item>
          <text:p text:style-name="P18">Once you have a target, fly toward the bomb fall line.</text:p>
        </text:list-item>
        <text:list-item>
          <text:p text:style-name="P18">HUD shows <text:span text:style-name="T30">xx REL</text:span> countdown to release time, and <text:span text:style-name="T30">xx.x TGT</text:span> distance to target.</text:p>
        </text:list-item>
        <text:list-item>
          <text:p text:style-name="P15"><text:span text:style-name="T7">Release cue line falls from top of bomb fall line toward </text:span><text:span text:style-name="T10">velocity vector</text:span><text:span text:style-name="T7">. <text:s/></text:span><text:span text:style-name="T20">Hold Red Button</text:span><text:span text:style-name="T7"> until all bombs drop.</text:span></text:p>
        </text:list-item>
      </text:list>
      <text:p text:style-name="P6"/>
      <text:p text:style-name="P12"><text:span text:style-name="T29">Toss/loft bombing from l</text:span><text:span text:style-name="T28">ow level</text:span></text:p>
      <text:list xml:id="list3007512606" text:style-name="L2">
        <text:list-item>
          <text:p text:style-name="P21"><text:span text:style-name="T8">F</text:span><text:span text:style-name="T1">ollow </text:span><text:span text:style-name="T11">CCRP bombing</text:span><text:span text:style-name="T1"> steps above to set up attack.</text:span></text:p>
        </text:list-item>
        <text:list-item>
          <text:p text:style-name="P22"><text:span text:style-name="T1">At the desired time until target</text:span><text:span text:style-name="T9"> (see table, </text:span><text:span text:style-name="T22">20 seconds</text:span><text:span text:style-name="T9"> recommended)</text:span><text:span text:style-name="T1">, </text:span><text:span text:style-name="T11">hold pickle</text:span><text:span text:style-name="T1"> and </text:span><text:span text:style-name="T11">pull up sharply</text:span><text:span text:style-name="T1"> to the </text:span><text:span text:style-name="T11">Stabilize angle</text:span><text:span text:style-name="T1">, then </text:span><text:span text:style-name="T11">stop pulling</text:span><text:span text:style-name="T1"> and </text:span><text:span text:style-name="T11">stabilize in a steady climb</text:span><text:span text:style-name="T1">.</text:span></text:p>
        </text:list-item>
      </text:list>
      <text:list text:style-name="L3">
        <text:list-item>
          <text:list>
            <text:list-item>
              <text:p text:style-name="P19">IMPORTANT: You need to be stabilized at the moment of bomb release or accuracy could be poor or all bombs may not drop.</text:p>
            </text:list-item>
          </text:list>
        </text:list-item>
      </text:list>
      <text:list xml:id="list230860131030131" text:continue-list="list3007512606" text:style-name="L2">
        <text:list-item>
          <text:p text:style-name="P20">Release cue line (horizontal line) should almost immediately appear coming down the vertical bomb fall line. <text:s/>Bombs will release when the release cue reaches the velocity vector.</text:p>
        </text:list-item>
        <text:list-item>
          <text:p text:style-name="P22"><text:span text:style-name="T6">A</text:span><text:span text:style-name="T1">s soon as the bombs are gone, pull hard up and over until partly inverted and get back down to low altitude. <text:s/>The HSI/SA page has a reciprocal marking for the target heading.</text:span></text:p>
        </text:list-item>
      </text:list>
      <table:table table:name="Table2" table:style-name="Table2">
        <table:table-column table:style-name="Table2.A"/>
        <table:table-column table:style-name="Table2.B" table:number-columns-repeated="6"/>
        <table:table-column table:style-name="Table2.H"/>
        <table:table-row>
          <table:table-cell table:style-name="Table2.A1" office:value-type="string">
            <text:p text:style-name="P5">Pull up time</text:p>
          </table:table-cell>
          <table:table-cell table:style-name="Table2.A1" office:value-type="string">
            <text:p text:style-name="P5">Pull up distance</text:p>
          </table:table-cell>
          <table:table-cell table:style-name="Table2.A1" office:value-type="string">
            <text:p text:style-name="P5">Stabilize angle</text:p>
          </table:table-cell>
          <table:table-cell table:style-name="Table2.A1" office:value-type="string">
            <text:p text:style-name="P5">Release angle</text:p>
          </table:table-cell>
          <table:table-cell table:style-name="Table2.A1" office:value-type="string">
            <text:p text:style-name="P5">Release alt</text:p>
          </table:table-cell>
          <table:table-cell table:style-name="Table2.A1" office:value-type="string">
            <text:p text:style-name="P5">Max aircraft alt</text:p>
          </table:table-cell>
          <table:table-cell table:style-name="Table2.A1" office:value-type="string">
            <text:p text:style-name="P5">Closest approach</text:p>
          </table:table-cell>
          <table:table-cell table:style-name="Table2.H1" office:value-type="string">
            <text:p text:style-name="P5">Exposure time</text:p>
          </table:table-cell>
        </table:table-row>
        <table:table-row>
          <table:table-cell table:style-name="Table2.A2" office:value-type="string">
            <text:p text:style-name="P7">15 sec</text:p>
          </table:table-cell>
          <table:table-cell table:style-name="Table2.A2" office:value-type="string">
            <text:p text:style-name="P7">3.0 nmi</text:p>
          </table:table-cell>
          <table:table-cell table:style-name="Table2.A2" office:value-type="string">
            <text:p text:style-name="P7">15 deg</text:p>
          </table:table-cell>
          <table:table-cell table:style-name="Table2.A2" office:value-type="string">
            <text:p text:style-name="P7">~15-20 deg</text:p>
          </table:table-cell>
          <table:table-cell table:style-name="Table2.A2" office:value-type="string">
            <text:p text:style-name="P7">500-1000 ft</text:p>
          </table:table-cell>
          <table:table-cell table:style-name="Table2.A2" office:value-type="string">
            <text:p text:style-name="P7">2000 ft</text:p>
          </table:table-cell>
          <table:table-cell table:style-name="Table2.A2" office:value-type="string">
            <text:p text:style-name="P7">1.8 nmi</text:p>
          </table:table-cell>
          <table:table-cell table:style-name="Table2.H2" office:value-type="string">
            <text:p text:style-name="P7">15-20 sec</text:p>
          </table:table-cell>
        </table:table-row>
        <table:table-row>
          <table:table-cell table:style-name="Table2.A2" office:value-type="string">
            <text:p text:style-name="P5">20 sec</text:p>
          </table:table-cell>
          <table:table-cell table:style-name="Table2.A2" office:value-type="string">
            <text:p text:style-name="P5">3.75-4.0 nmi</text:p>
          </table:table-cell>
          <table:table-cell table:style-name="Table2.A2" office:value-type="string">
            <text:p text:style-name="P5">20 deg</text:p>
          </table:table-cell>
          <table:table-cell table:style-name="Table2.A2" office:value-type="string">
            <text:p text:style-name="P5">~20-25 deg</text:p>
          </table:table-cell>
          <table:table-cell table:style-name="Table2.A2" office:value-type="string">
            <text:p text:style-name="P5">1000 ft</text:p>
          </table:table-cell>
          <table:table-cell table:style-name="Table2.A2" office:value-type="string">
            <text:p text:style-name="P5">2500 ft</text:p>
          </table:table-cell>
          <table:table-cell table:style-name="Table2.A2" office:value-type="string">
            <text:p text:style-name="P5">2.5 nmi</text:p>
          </table:table-cell>
          <table:table-cell table:style-name="Table2.H2" office:value-type="string">
            <text:p text:style-name="P5">20 sec</text:p>
          </table:table-cell>
        </table:table-row>
        <table:table-row>
          <table:table-cell table:style-name="Table2.A2" office:value-type="string">
            <text:p text:style-name="P7">25 sec</text:p>
          </table:table-cell>
          <table:table-cell table:style-name="Table2.A2" office:value-type="string">
            <text:p text:style-name="P7">4.5 nmi</text:p>
          </table:table-cell>
          <table:table-cell table:style-name="Table2.A2" office:value-type="string">
            <text:p text:style-name="P7">30 deg</text:p>
          </table:table-cell>
          <table:table-cell table:style-name="Table2.A2" office:value-type="string">
            <text:p text:style-name="P7">~30-35 deg</text:p>
          </table:table-cell>
          <table:table-cell table:style-name="Table2.A2" office:value-type="string">
            <text:p text:style-name="P7">1500-2000 ft</text:p>
          </table:table-cell>
          <table:table-cell table:style-name="Table2.A2" office:value-type="string">
            <text:p text:style-name="P7">3500-4000 ft</text:p>
          </table:table-cell>
          <table:table-cell table:style-name="Table2.A2" office:value-type="string">
            <text:p text:style-name="P7">3.25 nmi</text:p>
          </table:table-cell>
          <table:table-cell table:style-name="Table2.H2" office:value-type="string">
            <text:p text:style-name="P7">20 sec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8:58.067000000</dc:date>
    <meta:editing-duration>PT12H49M42S</meta:editing-duration>
    <meta:editing-cycles>53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4" meta:word-count="418" meta:character-count="2124" meta:non-whitespace-character-count="1787"/>
  </office:meta>
</office:document-meta>
</file>